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ed3" officeooo:paragraph-rsid="0007fed3"/>
    </style:style>
    <style:style style:name="T1" style:family="text">
      <style:text-properties officeooo:rsid="00068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ZT6ziEvGJZ1Bud5Fg5LQOGzVvmrqge2zumHk -<text:span text:style-name="T1">access token until dec3</text:span></text:p>
      <text:p text:style-name="Standard"/>
      <text:p text:style-name="Standard"/>
      <text:p text:style-name="P1">march== &gt; <text:s/>ghp_VrUWq5zRgsz16twhsCFMpMG3VMgmwU3Dw4W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0:58:25.891582578</meta:creation-date>
    <dc:date>2022-03-16T09:52:03.956436015</dc:date>
    <meta:editing-duration>PT55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1" meta:paragraph-count="2" meta:word-count="8" meta:character-count="116" meta:non-whitespace-character-count="109"/>
  </office:meta>
</office:document-meta>
</file>